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87.51181102362204pt" style:use-optimal-column-width="tru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 table:number-columns-repeated="5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0" table:number-columns-repeated="235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130</text:p>
          </table:table-cell>
          <table:table-cell table:style-name="ACE-1" office:value-type="float" office:value="56.609999999999999">
            <text:p>56.61</text:p>
          </table:table-cell>
          <table:table-cell table:style-name="ACE-1" office:value-type="float" office:value="-76.120000000000005">
            <text:p>−76.12</text:p>
          </table:table-cell>
          <table:table-cell table:style-name="ACE-1" office:value-type="float" office:value="5840">
            <text:p>584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334</text:p>
          </table:table-cell>
          <table:table-cell table:style-name="ACE-1" office:value-type="float" office:value="56.619999999999997">
            <text:p>56.62</text:p>
          </table:table-cell>
          <table:table-cell table:style-name="ACE-1" office:value-type="float" office:value="-76.400000000000006">
            <text:p>−76.4</text:p>
          </table:table-cell>
          <table:table-cell table:style-name="ACE-1" office:value-type="float" office:value="4790">
            <text:p>479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85">
            <text:p>18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129</text:p>
          </table:table-cell>
          <table:table-cell table:style-name="ACE-1" office:value-type="float" office:value="56.899999999999999">
            <text:p>56.9</text:p>
          </table:table-cell>
          <table:table-cell table:style-name="ACE-1" office:value-type="float" office:value="-76.510000000000005">
            <text:p>−76.51</text:p>
          </table:table-cell>
          <table:table-cell table:style-name="ACE-1" office:value-type="float" office:value="5350">
            <text:p>53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622</text:p>
          </table:table-cell>
          <table:table-cell table:style-name="ACE-1" office:value-type="float" office:value="56.899999999999999">
            <text:p>56.9</text:p>
          </table:table-cell>
          <table:table-cell table:style-name="ACE-1" office:value-type="float" office:value="-76.510000000000005">
            <text:p>−76.51</text:p>
          </table:table-cell>
          <table:table-cell table:style-name="ACE-1" office:value-type="float" office:value="5520">
            <text:p>552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333</text:p>
          </table:table-cell>
          <table:table-cell table:style-name="ACE-1" office:value-type="float" office:value="56.619999999999997">
            <text:p>56.62</text:p>
          </table:table-cell>
          <table:table-cell table:style-name="ACE-1" office:value-type="float" office:value="-76.400000000000006">
            <text:p>−76.4</text:p>
          </table:table-cell>
          <table:table-cell table:style-name="ACE-1" office:value-type="float" office:value="5550">
            <text:p>55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39">
            <text:p>239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335</text:p>
          </table:table-cell>
          <table:table-cell table:style-name="ACE-1" office:value-type="float" office:value="56.609999999999999">
            <text:p>56.61</text:p>
          </table:table-cell>
          <table:table-cell table:style-name="ACE-1" office:value-type="float" office:value="-76.120000000000005">
            <text:p>−76.12</text:p>
          </table:table-cell>
          <table:table-cell table:style-name="ACE-1" office:value-type="float" office:value="5680">
            <text:p>568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80">
            <text:p>18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336</text:p>
          </table:table-cell>
          <table:table-cell table:style-name="ACE-1" office:value-type="float" office:value="56.609999999999999">
            <text:p>56.61</text:p>
          </table:table-cell>
          <table:table-cell table:style-name="ACE-1" office:value-type="float" office:value="-76.120000000000005">
            <text:p>−76.12</text:p>
          </table:table-cell>
          <table:table-cell table:style-name="ACE-1" office:value-type="float" office:value="5690">
            <text:p>569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86">
            <text:p>186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O-7593</text:p>
          </table:table-cell>
          <table:table-cell table:style-name="ACE-1" office:value-type="float" office:value="55.329999999999998">
            <text:p>55.33</text:p>
          </table:table-cell>
          <table:table-cell table:style-name="ACE-1" office:value-type="float" office:value="-77.609999999999999">
            <text:p>−77.61</text:p>
          </table:table-cell>
          <table:table-cell table:style-name="ACE-1" office:value-type="float" office:value="4340">
            <text:p>434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plant fragmen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SaulnierTalbotReinard2001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547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7110">
            <text:p>71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hiatella and mytilus edulis</text:p>
          </table:table-cell>
          <table:table-cell table:style-name="ACE-1" table:formula="of:=IF([.H1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80">
            <text:p>180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AllardSeguin1985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953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7050">
            <text:p>70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arine shells</text:p>
          </table:table-cell>
          <table:table-cell table:style-name="ACE-1" table:formula="of:=IF([.H1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39">
            <text:p>139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545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7010">
            <text:p>70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arine shells</text:p>
          </table:table-cell>
          <table:table-cell table:style-name="ACE-1" table:formula="of:=IF([.H1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711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980">
            <text:p>698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arine shells</text:p>
          </table:table-cell>
          <table:table-cell table:style-name="ACE-1" table:formula="of:=IF([.H1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722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7330">
            <text:p>73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arine shells</text:p>
          </table:table-cell>
          <table:table-cell table:style-name="ACE-1" table:formula="of:=IF([.H1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5">
            <text:p>95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928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950">
            <text:p>69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arine shells</text:p>
          </table:table-cell>
          <table:table-cell table:style-name="ACE-1" table:formula="of:=IF([.H1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918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920">
            <text:p>692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marine shells</text:p>
          </table:table-cell>
          <table:table-cell table:style-name="ACE-1" table:formula="of:=IF([.H1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21551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890">
            <text:p>689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arine shells</text:p>
          </table:table-cell>
          <table:table-cell table:style-name="ACE-1" table:formula="of:=IF([.H1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46">
            <text:p>146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O-7410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870">
            <text:p>687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arine shells</text:p>
          </table:table-cell>
          <table:table-cell table:style-name="ACE-1" table:formula="of:=IF([.H1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21552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840">
            <text:p>68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arine shells</text:p>
          </table:table-cell>
          <table:table-cell table:style-name="ACE-1" table:formula="of:=IF([.H1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540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530">
            <text:p>65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arine shells</text:p>
          </table:table-cell>
          <table:table-cell table:style-name="ACE-1" table:formula="of:=IF([.H2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8">
            <text:p>11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540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530">
            <text:p>65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arine shells</text:p>
          </table:table-cell>
          <table:table-cell table:style-name="ACE-1" table:formula="of:=IF([.H2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7">
            <text:p>97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710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450">
            <text:p>64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marine shells</text:p>
          </table:table-cell>
          <table:table-cell table:style-name="ACE-1" table:formula="of:=IF([.H2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O-7409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420">
            <text:p>64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arine shells</text:p>
          </table:table-cell>
          <table:table-cell table:style-name="ACE-1" table:formula="of:=IF([.H2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406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6080">
            <text:p>60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80">
            <text:p>180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3131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5810">
            <text:p>581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556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5730">
            <text:p>573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1">
            <text:p>51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904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4630">
            <text:p>463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aleosoil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878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4190">
            <text:p>419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aleosoil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36">
            <text:p>136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536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460">
            <text:p>46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528</text:p>
          </table:table-cell>
          <table:table-cell table:style-name="ACE-1" office:value-type="float" office:value="56.789999999999999">
            <text:p>56.79</text:p>
          </table:table-cell>
          <table:table-cell table:style-name="ACE-1" office:value-type="float" office:value="-76.340000000000003">
            <text:p>−76.34</text:p>
          </table:table-cell>
          <table:table-cell table:style-name="ACE-1" office:value-type="float" office:value="440">
            <text:p>4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LajeunesseAllard2003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67522</text:p>
          </table:table-cell>
          <table:table-cell table:style-name="ACE-1" office:value-type="float" office:value="55.270000000000003">
            <text:p>55.27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4440">
            <text:p>444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eave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2.8">
            <text:p>102.8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LamarreEtal2012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67523</text:p>
          </table:table-cell>
          <table:table-cell table:style-name="ACE-1" office:value-type="float" office:value="55.270000000000003">
            <text:p>55.27</text:p>
          </table:table-cell>
          <table:table-cell table:style-name="ACE-1" office:value-type="float" office:value="-77.75">
            <text:p>−77.75</text:p>
          </table:table-cell>
          <table:table-cell table:style-name="ACE-1" office:value-type="float" office:value="4450">
            <text:p>445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leave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2.59999999999999">
            <text:p>102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LamarreEtal2012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287</text:p>
          </table:table-cell>
          <table:table-cell table:style-name="ACE-1" office:value-type="float" office:value="56.280000000000001">
            <text:p>56.28</text:p>
          </table:table-cell>
          <table:table-cell table:style-name="ACE-1" office:value-type="float" office:value="-76.5">
            <text:p>−76.5</text:p>
          </table:table-cell>
          <table:table-cell table:style-name="ACE-1" office:value-type="float" office:value="6380">
            <text:p>638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mytilus edulis</text:p>
          </table:table-cell>
          <table:table-cell table:style-name="ACE-1" table:formula="of:=IF([.H3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8.19999999999999">
            <text:p>138.2</text:p>
          </table:table-cell>
          <table:table-cell table:style-name="ACE-1" office:value-type="float" office:value="2.8999999999999999">
            <text:p>2.9</text:p>
          </table:table-cell>
          <table:table-cell table:style-name="ACE-1" office:value-type="float" office:value="2.8999999999999999">
            <text:p>2.9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725</text:p>
          </table:table-cell>
          <table:table-cell table:style-name="ACE-1" office:value-type="float" office:value="56.240000000000002">
            <text:p>56.24</text:p>
          </table:table-cell>
          <table:table-cell table:style-name="ACE-1" office:value-type="float" office:value="-76.469999999999999">
            <text:p>−76.47</text:p>
          </table:table-cell>
          <table:table-cell table:style-name="ACE-1" office:value-type="float" office:value="6390">
            <text:p>6390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hiatella arctica</text:p>
          </table:table-cell>
          <table:table-cell table:style-name="ACE-1" table:formula="of:=IF([.H3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3">
            <text:p>153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364</text:p>
          </table:table-cell>
          <table:table-cell table:style-name="ACE-1" office:value-type="float" office:value="56.240000000000002">
            <text:p>56.24</text:p>
          </table:table-cell>
          <table:table-cell table:style-name="ACE-1" office:value-type="float" office:value="-76.469999999999999">
            <text:p>−76.47</text:p>
          </table:table-cell>
          <table:table-cell table:style-name="ACE-1" office:value-type="float" office:value="6620">
            <text:p>662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3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2.30000000000001">
            <text:p>152.3</text:p>
          </table:table-cell>
          <table:table-cell table:style-name="ACE-1" office:value-type="float" office:value="3.3999999999999999">
            <text:p>3.4</text:p>
          </table:table-cell>
          <table:table-cell table:style-name="ACE-1" office:value-type="float" office:value="3.3999999999999999">
            <text:p>3.4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8364</text:p>
          </table:table-cell>
          <table:table-cell table:style-name="ACE-1" office:value-type="float" office:value="56.240000000000002">
            <text:p>56.24</text:p>
          </table:table-cell>
          <table:table-cell table:style-name="ACE-1" office:value-type="float" office:value="-76.469999999999999">
            <text:p>−76.47</text:p>
          </table:table-cell>
          <table:table-cell table:style-name="ACE-1" office:value-type="float" office:value="6625">
            <text:p>6625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marine shells</text:p>
          </table:table-cell>
          <table:table-cell table:style-name="ACE-1" table:formula="of:=IF([.H3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261</text:p>
          </table:table-cell>
          <table:table-cell table:style-name="ACE-1" office:value-type="float" office:value="56.270000000000003">
            <text:p>56.27</text:p>
          </table:table-cell>
          <table:table-cell table:style-name="ACE-1" office:value-type="float" office:value="-76.5">
            <text:p>−76.5</text:p>
          </table:table-cell>
          <table:table-cell table:style-name="ACE-1" office:value-type="float" office:value="6820">
            <text:p>682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3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0.19999999999999">
            <text:p>170.2</text:p>
          </table:table-cell>
          <table:table-cell table:style-name="ACE-1" office:value-type="float" office:value="2.8999999999999999">
            <text:p>2.9</text:p>
          </table:table-cell>
          <table:table-cell table:style-name="ACE-1" office:value-type="float" office:value="2.8999999999999999">
            <text:p>2.9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238</text:p>
          </table:table-cell>
          <table:table-cell table:style-name="ACE-1" office:value-type="float" office:value="56.240000000000002">
            <text:p>56.24</text:p>
          </table:table-cell>
          <table:table-cell table:style-name="ACE-1" office:value-type="float" office:value="-76.469999999999999">
            <text:p>−76.47</text:p>
          </table:table-cell>
          <table:table-cell table:style-name="ACE-1" office:value-type="float" office:value="7110">
            <text:p>711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hiatella arctica</text:p>
          </table:table-cell>
          <table:table-cell table:style-name="ACE-1" table:formula="of:=IF([.H3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75">
            <text:p>17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10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9.0999999999999996">
            <text:p>9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01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9.0999999999999996">
            <text:p>9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64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890">
            <text:p>89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4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6">
            <text:p>11.6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1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074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2180">
            <text:p>21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4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string">
            <text:p>WalcottCraig1975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129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2430">
            <text:p>24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4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300000000000001">
            <text:p>27.3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LowdonBlake198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348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3160">
            <text:p>316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4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2.299999999999997">
            <text:p>42.3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LowdonBlake198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070</text:p>
          </table:table-cell>
          <table:table-cell table:style-name="ACE-1" office:value-type="float" office:value="55.579999999999998">
            <text:p>55.58</text:p>
          </table:table-cell>
          <table:table-cell table:style-name="ACE-1" office:value-type="float" office:value="-77.299999999999997">
            <text:p>−77.3</text:p>
          </table:table-cell>
          <table:table-cell table:style-name="ACE-1" office:value-type="float" office:value="3720">
            <text:p>372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4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6.299999999999997">
            <text:p>56.3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O-8909</text:p>
          </table:table-cell>
          <table:table-cell table:style-name="ACE-1" office:value-type="float" office:value="55.329999999999998">
            <text:p>55.33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6080">
            <text:p>60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gyttja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9.5">
            <text:p>149.5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Cayer2003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O-7594</text:p>
          </table:table-cell>
          <table:table-cell table:style-name="ACE-1" office:value-type="float" office:value="55.329999999999998">
            <text:p>55.33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4640">
            <text:p>46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bran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SaulnierTalbotReinard2001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8</text:p>
          </table:table-cell>
          <table:table-cell table:style-name="ACE-1" office:value-type="float" office:value="55.409999999999997">
            <text:p>55.41</text:p>
          </table:table-cell>
          <table:table-cell table:style-name="ACE-1" office:value-type="float" office:value="-77.640000000000001">
            <text:p>−77.64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7.5999999999999996">
            <text:p>7.6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7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720">
            <text:p>7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8.5">
            <text:p>8.5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81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580">
            <text:p>58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mytilus edulis</text:p>
          </table:table-cell>
          <table:table-cell table:style-name="ACE-1" table:formula="of:=IF([.H5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5">
            <text:p>11.5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6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1490">
            <text:p>149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5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6">
            <text:p>15.6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5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1680">
            <text:p>16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5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100000000000001">
            <text:p>17.1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float" office:value="4.0999999999999996">
            <text:p>4.1</text:p>
          </table:table-cell>
          <table:table-cell table:style-name="ACE-1" office:value-type="string">
            <text:p>LavoieEtal2012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4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1760">
            <text:p>17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5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699999999999999">
            <text:p>18.7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2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020">
            <text:p>20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5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0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026">
            <text:p>2026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5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600000000000001">
            <text:p>25.6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3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050">
            <text:p>20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5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199999999999999">
            <text:p>20.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98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230">
            <text:p>223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5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199999999999999">
            <text:p>28.2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01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260">
            <text:p>22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5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899999999999999">
            <text:p>24.9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99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430">
            <text:p>243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5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199999999999999">
            <text:p>27.2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97</text:p>
          </table:table-cell>
          <table:table-cell table:style-name="ACE-1" office:value-type="float" office:value="55.359999999999999">
            <text:p>55.36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2470">
            <text:p>24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</text:p>
          </table:table-cell>
          <table:table-cell table:style-name="ACE-1" table:formula="of:=IF([.H6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9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480">
            <text:p>4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8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670">
            <text:p>67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mytilus edulis</text:p>
          </table:table-cell>
          <table:table-cell table:style-name="ACE-1" table:formula="of:=IF([.H6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2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1680">
            <text:p>16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shells</text:p>
          </table:table-cell>
          <table:table-cell table:style-name="ACE-1" table:formula="of:=IF([.H6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7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1830">
            <text:p>1830</text:p>
          </table:table-cell>
          <table:table-cell table:style-name="ACE-1" office:value-type="float" office:value="240">
            <text:p>240</text:p>
          </table:table-cell>
          <table:table-cell table:style-name="ACE-1" office:value-type="string">
            <text:p>sedimen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5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2410">
            <text:p>241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6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800000000000001">
            <text:p>29.8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6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2510">
            <text:p>251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6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0.300000000000001">
            <text:p>30.3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88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2860">
            <text:p>28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6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2.600000000000001">
            <text:p>32.6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float" office:value="4.4000000000000004">
            <text:p>4.4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0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3480">
            <text:p>34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mytilus edulis shell</text:p>
          </table:table-cell>
          <table:table-cell table:style-name="ACE-1" table:formula="of:=IF([.H6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0.600000000000001">
            <text:p>50.6</text:p>
          </table:table-cell>
          <table:table-cell table:style-name="ACE-1" office:value-type="float" office:value="4.7999999999999998">
            <text:p>4.8</text:p>
          </table:table-cell>
          <table:table-cell table:style-name="ACE-1" office:value-type="float" office:value="4.7999999999999998">
            <text:p>4.8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94</text:p>
          </table:table-cell>
          <table:table-cell table:style-name="ACE-1" office:value-type="float" office:value="55.630000000000003">
            <text:p>55.63</text:p>
          </table:table-cell>
          <table:table-cell table:style-name="ACE-1" office:value-type="float" office:value="-77.129999999999995">
            <text:p>−77.13</text:p>
          </table:table-cell>
          <table:table-cell table:style-name="ACE-1" office:value-type="float" office:value="4270">
            <text:p>42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hells</text:p>
          </table:table-cell>
          <table:table-cell table:style-name="ACE-1" table:formula="of:=IF([.H6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06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150">
            <text:p>1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5">
            <text:p>5.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09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.7999999999999998">
            <text:p>4.8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08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180">
            <text:p>1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.7999999999999998">
            <text:p>6.8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05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.2999999999999998">
            <text:p>6.3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07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400">
            <text:p>40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8.9000000000000004">
            <text:p>8.9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84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1360">
            <text:p>136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shells</text:p>
          </table:table-cell>
          <table:table-cell table:style-name="ACE-1" table:formula="of:=IF([.H7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.199999999999999">
            <text:p>15.2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87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1680">
            <text:p>1680</text:p>
          </table:table-cell>
          <table:table-cell table:style-name="ACE-1" office:value-type="float" office:value="390">
            <text:p>390</text:p>
          </table:table-cell>
          <table:table-cell table:style-name="ACE-1" office:value-type="string">
            <text:p>shells</text:p>
          </table:table-cell>
          <table:table-cell table:style-name="ACE-1" table:formula="of:=IF([.H7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699999999999999">
            <text:p>19.7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85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2560">
            <text:p>2560</text:p>
          </table:table-cell>
          <table:table-cell table:style-name="ACE-1" office:value-type="float" office:value="350">
            <text:p>350</text:p>
          </table:table-cell>
          <table:table-cell table:style-name="ACE-1" office:value-type="string">
            <text:p>shells</text:p>
          </table:table-cell>
          <table:table-cell table:style-name="ACE-1" table:formula="of:=IF([.H7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.4">
            <text:p>10.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83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2780">
            <text:p>278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shells</text:p>
          </table:table-cell>
          <table:table-cell table:style-name="ACE-1" table:formula="of:=IF([.H7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.199999999999999">
            <text:p>15.2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082</text:p>
          </table:table-cell>
          <table:table-cell table:style-name="ACE-1" office:value-type="float" office:value="55.469999999999999">
            <text:p>55.47</text:p>
          </table:table-cell>
          <table:table-cell table:style-name="ACE-1" office:value-type="float" office:value="-77.5">
            <text:p>−77.5</text:p>
          </table:table-cell>
          <table:table-cell table:style-name="ACE-1" office:value-type="float" office:value="3160">
            <text:p>3160</text:p>
          </table:table-cell>
          <table:table-cell table:style-name="ACE-1" office:value-type="float" office:value="360">
            <text:p>360</text:p>
          </table:table-cell>
          <table:table-cell table:style-name="ACE-1" office:value-type="string">
            <text:p>shells</text:p>
          </table:table-cell>
          <table:table-cell table:style-name="ACE-1" table:formula="of:=IF([.H7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9.199999999999999">
            <text:p>19.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llardTremblay1983a,AllardTremblay1983b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7</text:p>
          </table:table-cell>
          <table:table-cell table:style-name="ACE-1" office:value-type="float" office:value="55.979999999999997">
            <text:p>55.98</text:p>
          </table:table-cell>
          <table:table-cell table:style-name="ACE-1" office:value-type="float" office:value="-76.75">
            <text:p>−76.75</text:p>
          </table:table-cell>
          <table:table-cell table:style-name="ACE-1" office:value-type="float" office:value="4720">
            <text:p>472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7">
            <text:p>47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95</text:p>
          </table:table-cell>
          <table:table-cell table:style-name="ACE-1" office:value-type="float" office:value="55.979999999999997">
            <text:p>55.98</text:p>
          </table:table-cell>
          <table:table-cell table:style-name="ACE-1" office:value-type="float" office:value="-76.75">
            <text:p>−76.75</text:p>
          </table:table-cell>
          <table:table-cell table:style-name="ACE-1" office:value-type="float" office:value="6420">
            <text:p>642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hiatella arctica</text:p>
          </table:table-cell>
          <table:table-cell table:style-name="ACE-1" table:formula="of:=IF([.H8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4">
            <text:p>9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LowdonEtal1967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IF-1567</text:p>
          </table:table-cell>
          <table:table-cell table:style-name="ACE-1" office:value-type="float" office:value="55.280000000000001">
            <text:p>55.28</text:p>
          </table:table-cell>
          <table:table-cell table:style-name="ACE-1" office:value-type="float" office:value="-77.739999999999995">
            <text:p>−77.74</text:p>
          </table:table-cell>
          <table:table-cell table:style-name="ACE-1" office:value-type="float" office:value="3280">
            <text:p>3280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charcoal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2">
            <text:p>6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Plumet1974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432</text:p>
          </table:table-cell>
          <table:table-cell table:style-name="ACE-1" office:value-type="float" office:value="55.280000000000001">
            <text:p>55.28</text:p>
          </table:table-cell>
          <table:table-cell table:style-name="ACE-1" office:value-type="float" office:value="-77.739999999999995">
            <text:p>−77.74</text:p>
          </table:table-cell>
          <table:table-cell table:style-name="ACE-1" office:value-type="float" office:value="4550">
            <text:p>455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LowdonBlake198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1730</text:p>
          </table:table-cell>
          <table:table-cell table:style-name="ACE-1" office:value-type="float" office:value="55.280000000000001">
            <text:p>55.28</text:p>
          </table:table-cell>
          <table:table-cell table:style-name="ACE-1" office:value-type="float" office:value="-77.780000000000001">
            <text:p>−77.78</text:p>
          </table:table-cell>
          <table:table-cell table:style-name="ACE-1" office:value-type="float" office:value="2375">
            <text:p>237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charcoal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1.5">
            <text:p>1.5</text:p>
          </table:table-cell>
          <table:table-cell table:style-name="ACE-1" office:value-type="string">
            <text:p>FilionEtal1991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8367</text:p>
          </table:table-cell>
          <table:table-cell table:style-name="ACE-1" office:value-type="float" office:value="55.280000000000001">
            <text:p>55.28</text:p>
          </table:table-cell>
          <table:table-cell table:style-name="ACE-1" office:value-type="float" office:value="-77.780000000000001">
            <text:p>−77.78</text:p>
          </table:table-cell>
          <table:table-cell table:style-name="ACE-1" office:value-type="float" office:value="2630">
            <text:p>263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8">
            <text:p>38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string">
            <text:p>HillaireMarcel197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Q-863</text:p>
          </table:table-cell>
          <table:table-cell table:style-name="ACE-1" office:value-type="float" office:value="56.530000000000001">
            <text:p>56.53</text:p>
          </table:table-cell>
          <table:table-cell table:style-name="ACE-1" office:value-type="float" office:value="-76.180000000000007">
            <text:p>−76.18</text:p>
          </table:table-cell>
          <table:table-cell table:style-name="ACE-1" office:value-type="float" office:value="5590">
            <text:p>5590</text:p>
          </table:table-cell>
          <table:table-cell table:style-name="ACE-1" office:value-type="float" office:value="350">
            <text:p>350</text:p>
          </table:table-cell>
          <table:table-cell table:style-name="ACE-1" office:value-type="string">
            <text:p>shells</text:p>
          </table:table-cell>
          <table:table-cell table:style-name="ACE-1" table:formula="of:=IF([.H8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5">
            <text:p>95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1.5">
            <text:p>1.5</text:p>
          </table:table-cell>
          <table:table-cell table:style-name="ACE-1" office:value-type="string">
            <text:p>AllardSeguin1985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83295</text:p>
          </table:table-cell>
          <table:table-cell table:style-name="ACE-1" office:value-type="float" office:value="56.189999999999998">
            <text:p>56.19</text:p>
          </table:table-cell>
          <table:table-cell table:style-name="ACE-1" office:value-type="float" office:value="-75.829999999999998">
            <text:p>−75.83</text:p>
          </table:table-cell>
          <table:table-cell table:style-name="ACE-1" office:value-type="float" office:value="6869">
            <text:p>6869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mytilus edulis</text:p>
          </table:table-cell>
          <table:table-cell table:style-name="ACE-1" table:formula="of:=IF([.H8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LavoieEtal2012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83296</text:p>
          </table:table-cell>
          <table:table-cell table:style-name="ACE-1" office:value-type="float" office:value="56.189999999999998">
            <text:p>56.19</text:p>
          </table:table-cell>
          <table:table-cell table:style-name="ACE-1" office:value-type="float" office:value="-75.829999999999998">
            <text:p>−75.83</text:p>
          </table:table-cell>
          <table:table-cell table:style-name="ACE-1" office:value-type="float" office:value="6890">
            <text:p>68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shells</text:p>
          </table:table-cell>
          <table:table-cell table:style-name="ACE-1" table:formula="of:=IF([.H8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45">
            <text:p>14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LavoieEtal2012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2720</text:p>
          </table:table-cell>
          <table:table-cell table:style-name="ACE-1" office:value-type="float" office:value="56.189999999999998">
            <text:p>56.19</text:p>
          </table:table-cell>
          <table:table-cell table:style-name="ACE-1" office:value-type="float" office:value="-75.829999999999998">
            <text:p>−75.83</text:p>
          </table:table-cell>
          <table:table-cell table:style-name="ACE-1" office:value-type="float" office:value="7150">
            <text:p>71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hiatella arctica</text:p>
          </table:table-cell>
          <table:table-cell table:style-name="ACE-1" table:formula="of:=IF([.H8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LavoieEtal2012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755</text:p>
          </table:table-cell>
          <table:table-cell table:style-name="ACE-1" office:value-type="float" office:value="56.560000000000002">
            <text:p>56.56</text:p>
          </table:table-cell>
          <table:table-cell table:style-name="ACE-1" office:value-type="float" office:value="-76.480000000000004">
            <text:p>−76.48</text:p>
          </table:table-cell>
          <table:table-cell table:style-name="ACE-1" office:value-type="float" office:value="7110">
            <text:p>711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mytilus edulis</text:p>
          </table:table-cell>
          <table:table-cell table:style-name="ACE-1" table:formula="of:=IF([.H9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5">
            <text:p>205</text:p>
          </table:table-cell>
          <table:table-cell table:style-name="ACE-1" office:value-type="float" office:value="3.1000000000000001">
            <text:p>3.1</text:p>
          </table:table-cell>
          <table:table-cell table:style-name="ACE-1" office:value-type="float" office:value="3.1000000000000001">
            <text:p>3.1</text:p>
          </table:table-cell>
          <table:table-cell table:style-name="ACE-1" office:value-type="string">
            <text:p>McNeely2006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44775</text:p>
          </table:table-cell>
          <table:table-cell table:style-name="ACE-1" office:value-type="float" office:value="57.119999999999997">
            <text:p>57.12</text:p>
          </table:table-cell>
          <table:table-cell table:style-name="ACE-1" office:value-type="float" office:value="-76.379999999999995">
            <text:p>−76.38</text:p>
          </table:table-cell>
          <table:table-cell table:style-name="ACE-1" office:value-type="float" office:value="7010">
            <text:p>701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gyttja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GajewskiGarralla1992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8169</text:p>
          </table:table-cell>
          <table:table-cell table:style-name="ACE-1" office:value-type="float" office:value="57.469999999999999">
            <text:p>57.47</text:p>
          </table:table-cell>
          <table:table-cell table:style-name="ACE-1" office:value-type="float" office:value="-76.680000000000007">
            <text:p>−76.68</text:p>
          </table:table-cell>
          <table:table-cell table:style-name="ACE-1" office:value-type="float" office:value="1110">
            <text:p>111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organic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0.399999999999999">
            <text:p>30.4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string">
            <text:p>FilionEtal1991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8177</text:p>
          </table:table-cell>
          <table:table-cell table:style-name="ACE-1" office:value-type="float" office:value="57.579999999999998">
            <text:p>57.58</text:p>
          </table:table-cell>
          <table:table-cell table:style-name="ACE-1" office:value-type="float" office:value="-76.819999999999993">
            <text:p>−76.82</text:p>
          </table:table-cell>
          <table:table-cell table:style-name="ACE-1" office:value-type="float" office:value="1820">
            <text:p>182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organic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20.399999999999999">
            <text:p>20.4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string">
            <text:p>FilionEtal1991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202</text:p>
          </table:table-cell>
          <table:table-cell table:style-name="ACE-1" office:value-type="float" office:value="57.600000000000001">
            <text:p>57.6</text:p>
          </table:table-cell>
          <table:table-cell table:style-name="ACE-1" office:value-type="float" office:value="-76.25">
            <text:p>−76.25</text:p>
          </table:table-cell>
          <table:table-cell table:style-name="ACE-1" office:value-type="float" office:value="6210">
            <text:p>621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shells</text:p>
          </table:table-cell>
          <table:table-cell table:style-name="ACE-1" table:formula="of:=IF([.H9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14">
            <text:p>114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40.40000000000001">
            <text:p>140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ilionEtal1991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Umiuja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L-1237</text:p>
          </table:table-cell>
          <table:table-cell table:style-name="ACE-1" office:value-type="float" office:value="57.600000000000001">
            <text:p>57.6</text:p>
          </table:table-cell>
          <table:table-cell table:style-name="ACE-1" office:value-type="float" office:value="-76.25">
            <text:p>−76.25</text:p>
          </table:table-cell>
          <table:table-cell table:style-name="ACE-1" office:value-type="float" office:value="4920">
            <text:p>49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12.40000000000001">
            <text:p>112.4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FilionEtal1991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0T04:27:4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